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3.189cm"/>
    </style:style>
    <style:style style:name="Tabla3.C" style:family="table-column">
      <style:table-column-properties style:column-width="12.107cm"/>
    </style:style>
    <style:style style:name="Tabla3.D" style:family="table-column">
      <style:table-column-properties style:column-width="2.394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P2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8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9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T10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T12" style:family="text">
      <style:text-properties fo:color="#221f1f" style:text-position="-5% 100%" style:text-underline-style="none" fo:font-weight="normal" style:font-weight-asian="normal" style:font-weight-complex="normal"/>
    </style:style>
    <style:style style:name="T13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T14" style:family="text">
      <style:text-properties fo:color="#221f1f" style:text-position="-5% 100%" fo:font-size="9pt" style:text-underline-style="none" style:font-size-asian="9pt" style:font-size-complex="9pt"/>
    </style:style>
    <style:style style:name="T15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T1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9" style:family="text">
      <style:text-properties fo:color="#221f1f" fo:letter-spacing="-0.007cm" fo:font-style="normal" style:font-style-asian="normal" style:font-style-complex="normal"/>
    </style:style>
    <style:style style:name="T20" style:family="text">
      <style:text-properties fo:color="#221f1f" fo:font-size="8pt" fo:letter-spacing="-0.007cm" style:font-size-asian="8pt" style:font-size-complex="8pt"/>
    </style:style>
    <style:style style:name="T21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T22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letter-spacing="-0.007cm" fo:font-weight="bold" style:font-weight-asian="bold" style:font-weight-complex="bold"/>
    </style:style>
    <style:style style:name="T25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27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4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letter-spacing="0.004cm" style:text-underline-style="none" officeooo:rsid="0048ba0b"/>
    </style:style>
    <style:style style:name="T38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39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40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41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color="#000000" style:text-position="-5% 100%" fo:font-size="7pt" fo:letter-spacing="0.004cm" fo:font-style="normal" fo:font-weight="normal" officeooo:rsid="0041e80e" style:font-size-asian="7pt" style:font-style-asian="normal" style:font-weight-asian="normal" style:font-size-complex="7pt" style:font-style-complex="normal" style:font-weight-complex="normal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  <style:style style:name="T47" style:family="text">
      <style:text-properties fo:font-size="8pt" fo:font-weight="bold" style:font-size-asian="8pt" style:font-weight-asian="bold" style:font-size-complex="8pt" style:font-weight-complex="bold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52" style:family="text">
      <style:text-properties fo:font-size="7pt" officeooo:rsid="0020f75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40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3"/>
          </table:table-cell>
          <table:table-cell table:style-name="Tabla3.A2" office:value-type="string">
            <text:p text:style-name="P43"><text:span text:style-name="T48"><text:text-input text:description="&lt;if test=&quot;o.internal&quot;&gt;">?</text:text-input></text:span><text:span text:style-name="T48"><text:text-input text:description="&lt;int(line.qty_done)&gt;">25,45</text:text-input></text:span><text:s/><text:span text:style-name="T48"><text:text-input text:description="&lt;line.product_uom_id.name&gt;">kgs.</text:text-input></text:span><text:span text:style-name="T48"><text:text-input text:description="&lt;/if&gt;">/</text:text-input></text:span><text:span text:style-name="T48"><text:s/></text:span><text:span text:style-name="T48"><text:text-input text:description="&lt;if test=&quot;not o.internal&quot;&gt;">!?</text:text-input></text:span><text:span text:style-name="T48"><text:text-input text:description="&lt;int(line.product_uom_id.factor_inv*line.qty_done)&gt;">cant</text:text-input></text:span><text:span text:style-name="T48"><text:text-input text:description="&lt;/if&gt;">/</text:text-input></text:span></text:p>
          </table:table-cell>
          <table:table-cell table:style-name="Tabla3.A2" office:value-type="string">
            <text:p text:style-name="P38"><text:span text:style-name="T36"><text:text-input text:description="&lt;if test=&quot;o.internal&quot;&gt;">int?</text:text-input></text:span><text:text-input text:description="&lt;line.product_id.description_picking&gt;">prod interno</text:text-input><text:span text:style-name="T35"><text:text-input text:description="&lt;/if&gt;">/if</text:text-input></text:span><text:span text:style-name="T35"><text:text-input text:description="&lt;if test=&quot;not o.internal&quot;&gt;">!int?</text:text-input></text:span><text:text-input text:description="&lt;line.client_description&gt;">prod normal</text:text-input><text:span text:style-name="T35"><text:text-input text:description="&lt;/if&gt;">/if</text:text-input></text:span><text:span text:style-name="T46"><text:text-input text:description="&lt;if test=&quot;line.lot_id.name&quot;&gt;">lot</text:text-input></text:span>-<text:span text:style-name="T50"> </text:span><text:span text:style-name="T51"><text:text-input text:description="&lt;&quot;Lote %s&quot; % (line.lot_id.get_attributes(line.product_id,internal=False) or &quot;&quot;)&gt;">Lote 00036 (Colada=5132)</text:text-input></text:span><text:span text:style-name="T45"><text:text-input text:description="&lt;/if&gt;">/if</text:text-input></text:span></text:p>
          </table:table-cell>
          <table:table-cell table:style-name="Tabla3.A2" office:value-type="string">
            <text:p text:style-name="P44"><text:span text:style-name="T38"><text:text-input text:description="&lt;if test=&quot;o.internal&quot;&gt;">?</text:text-input></text:span><text:span text:style-name="T52"><text:text-input text:description="&lt;int(line.product_weight*line.qty_done)&gt;">999,99</text:text-input></text:span><text:span text:style-name="T38"><text:text-input text:description="&lt;/if&gt;">/</text:text-input></text:span></text:p>
            <text:p text:style-name="P41"><text:span text:style-name="T39"><text:text-input text:description="&lt;if test=&quot;not o.internal&quot;&gt;">!?</text:text-input></text:span><text:span text:style-name="T43"><text:text-input text:description="&lt;int(line.qty_done)&gt;">25,45</text:text-input></text:span><text:span text:style-name="T40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4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98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2.293cm"/>
    </style:style>
    <style:style style:name="Tabla5.D" style:family="table-column">
      <style:table-column-properties style:column-width="6.803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404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196cm"/>
    </style:style>
    <style:style style:name="Tabla7" style:family="table">
      <style:table-properties style:width="18.798cm" fo:margin-left="1.101cm" fo:margin-top="0cm" fo:margin-bottom="0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11.314cm"/>
    </style:style>
    <style:style style:name="Tabla7.C" style:family="table-column">
      <style:table-column-properties style:column-width="4.99cm"/>
    </style:style>
    <style:style style:name="Tabla7.1" style:family="table-row">
      <style:table-row-properties style:min-row-height="0.504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2.293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3.189cm"/>
    </style:style>
    <style:style style:name="Tabla2.C" style:family="table-column">
      <style:table-column-properties style:column-width="12.107cm"/>
    </style:style>
    <style:style style:name="Tabla2.D" style:family="table-column">
      <style:table-column-properties style:column-width="2.394cm"/>
    </style:style>
    <style:style style:name="Tabla2.1" style:family="table-row">
      <style:table-row-properties style:min-row-height="0.794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304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59bcc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officeooo:paragraph-rsid="0084f6f9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472c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81108c" officeooo:paragraph-rsid="00859bc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6pt" fo:letter-spacing="-0.012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6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rsid="0064e128" officeooo:paragraph-rsid="0081108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925a5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style:text-position="-5% 100%" fo:letter-spacing="-0.007cm" fo:font-weight="bold" style:font-weight-asian="bold" style:font-weight-complex="bold"/>
    </style:style>
    <style:style style:name="MT8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16" style:family="text">
      <style:text-properties fo:color="#221f1f" style:font-name="Lucida Sans" fo:letter-spacing="-0.012cm" style:font-name-complex="Lucida Sans"/>
    </style:style>
    <style:style style:name="MT1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8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MT19" style:family="text">
      <style:text-properties fo:color="#221f1f" style:text-position="-5% 100%" style:text-underline-style="none" fo:font-weight="normal" style:font-weight-asian="normal" style:font-weight-complex="normal"/>
    </style:style>
    <style:style style:name="MT20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MT21" style:family="text">
      <style:text-properties fo:color="#221f1f" style:text-position="-5% 100%" fo:font-size="9pt" style:text-underline-style="none" style:font-size-asian="9pt" style:font-size-complex="9pt"/>
    </style:style>
    <style:style style:name="MT22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MT23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4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MT25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font-size="6pt" style:font-size-asian="6pt" style:font-size-complex="6pt"/>
    </style:style>
    <style:style style:name="MT27" style:family="text">
      <style:text-properties fo:font-size="8pt" fo:font-weight="bold" style:font-size-asian="8pt" style:font-weight-asian="bold" style:font-size-complex="8pt" style:font-weight-complex="bold"/>
    </style:style>
    <style:style style:name="MT28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9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30" style:family="text">
      <style:text-properties fo:color="#000000" style:text-position="-5% 100%" fo:letter-spacing="0.004cm" style:text-underline-style="none" officeooo:rsid="0048ba0b"/>
    </style:style>
    <style:style style:name="MT31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font-weight="normal" style:font-weight-asian="normal" style:font-weight-complex="normal"/>
    </style:style>
    <style:style style:name="MT34" style:family="text">
      <style:text-properties fo:color="#221f1f" fo:font-size="8pt" fo:letter-spacing="-0.007cm" style:font-size-asian="8pt" style:font-size-complex="8pt"/>
    </style:style>
    <style:style style:name="MT35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6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7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38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9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0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7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3"/>
            </table:table-cell>
          </table:table-row>
          <table:table-row table:style-name="Tabla7.2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4"><text:text-input text:description="&lt;if test=&quot;o.internal&quot;&gt;">int?</text:text-input></text:p>
              <text:p text:style-name="MP15"><text:span text:style-name="MT8">Sr./es.: </text:span><text:span text:style-name="MT9"><text:text-input text:description="&lt;o.location_dest_id.get_warehouse().name&gt;">nombre tercero</text:text-input></text:span></text:p>
              <text:p text:style-name="MP16"><text:span text:style-name="MT10">Direcci</text:span><text:span text:style-name="MT11">ó</text:span><text:span text:style-name="MT10">n: </text:span><text:span text:style-name="MT12"><text:placeholder text:placeholder-type="text">&lt;o.location_dest_id.get_warehouse().partner_id.street&gt;</text:placeholder></text:span><text:span text:style-name="MT12"><text:s/></text:span><text:span text:style-name="MT13">(</text:span><text:span text:style-name="MT12"><text:placeholder text:placeholder-type="text">&lt;o.location_dest_id.get_warehouse().partner_id.zip&gt;</text:placeholder></text:span><text:span text:style-name="MT13">)</text:span></text:p>
              <text:p text:style-name="MP17"><text:placeholder text:placeholder-type="text">&lt;o.location_dest_id.get_warehouse().partner_id.city&gt;</text:placeholder></text:p>
              <text:p text:style-name="MP18"><text:span text:style-name="MT14"><text:placeholder text:placeholder-type="text">&lt;o.location_dest_id.get_warehouse().partner_id.state_id.name&gt;</text:placeholder></text:span><text:span text:style-name="MT15"><text:text-input text:description="&lt;/if&gt;">/if</text:text-input></text:span></text:p>
              <text:p text:style-name="MP19"><text:text-input text:description="&lt;if test=&quot;not o.internal&quot;&gt;">!int?</text:text-input></text:p>
              <text:p text:style-name="MP20"><text:span text:style-name="MT3">Cliente</text:span><text:span text:style-name="MT2">:</text:span><text:span text:style-name="MT16"> </text:span><text:span text:style-name="MT17"><text:placeholder text:placeholder-type="text">&lt;o.partner_id.commercial_partner_id.name&gt;</text:placeholder></text:span></text:p>
              <text:p text:style-name="MP21"><text:span text:style-name="MT18">Dirección</text:span><text:span text:style-name="MT19">:</text:span><text:span text:style-name="MT20"> </text:span><text:span text:style-name="MT21"><text:placeholder text:placeholder-type="text">&lt;o.partner_id.street&gt;</text:placeholder></text:span><text:span text:style-name="MT21"><text:s/></text:span><text:span text:style-name="MT22">(</text:span><text:span text:style-name="MT22"><text:placeholder text:placeholder-type="text">&lt;o.partner_id.zip&gt;</text:placeholder></text:span><text:span text:style-name="MT22">)</text:span></text:p>
              <text:p text:style-name="MP22"><text:placeholder text:placeholder-type="text">&lt;o.partner_id.city&gt;</text:placeholder></text:p>
              <text:p text:style-name="MP23"><text:placeholder text:placeholder-type="text">&lt;o.partner_id.state_id.name&gt;</text:placeholder></text:p>
              <text:p text:style-name="MP14"><text:text-input text:description="&lt;/if&gt;">/if</text:text-input></text:p>
            </table:table-cell>
            <table:table-cell table:style-name="Tabla7.A1" office:value-type="string">
              <text:p text:style-name="MP13"><text:span text:style-name="MT23">IVA: </text:span><text:span text:style-name="MT24"><text:text-input text:description="&lt;if test=&quot;o.internal&quot;&gt;">!int?</text:text-input></text:span><text:span text:style-name="MT25"><text:placeholder text:placeholder-type="text">&lt;o.location_dest_id.get_warehouse().partner_id.commercial_partner_id.afip_responsability_type_id.name&gt;</text:placeholder></text:span><text:span text:style-name="MT24"><text:text-input text:description="&lt;/if&gt;">/if</text:text-input></text:span><text:span text:style-name="MT25"><text:s/></text:span><text:span text:style-name="MT24"><text:text-input text:description="&lt;if test=&quot;not o.internal&quot;&gt;">!int?</text:text-input></text:span><text:span text:style-name="MT25"><text:s/></text:span><text:span text:style-name="MT25"><text:text-input text:description="&lt;o.partner_id.commercial_partner_id.afip_responsability_type_id.name&gt;">resp cli</text:text-input></text:span><text:span text:style-name="MT25"><text:s/></text:span><text:span text:style-name="MT24"><text:text-input text:description="&lt;/if&gt;">/if</text:text-input></text:span></text:p>
              <text:p text:style-name="MP24">CUIT: <text:span text:style-name="MT26"><text:text-input text:description="&lt;if test=&quot;o.internal&quot;&gt;">!int?</text:text-input></text:span><text:span text:style-name="MT27"><text:placeholder text:placeholder-type="text">&lt;o.location_dest_id.get_warehouse().partner_id.commercial_partner_id.main_id_number&gt;</text:placeholder></text:span><text:span text:style-name="MT27"><text:s/></text:span><text:span text:style-name="MT26"><text:text-input text:description="&lt;/if&gt;">/if</text:text-input></text:span><text:span text:style-name="MT27"><text:s/></text:span><text:span text:style-name="MT26"><text:text-input text:description="&lt;if test=&quot;not o.internal&quot;&gt;">!int?</text:text-input></text:span><text:span text:style-name="MT27"><text:s/></text:span><text:span text:style-name="MT27"><text:text-input text:description="&lt;o.partner_id.commercial_partner_id.main_id_number&gt;">cuit cli</text:text-input></text:span><text:span text:style-name="MT27"><text:s/></text:span><text:span text:style-name="MT26"><text:text-input text:description="&lt;/if&gt;">/if</text:text-input></text:span></text:p>
              <text:p text:style-name="MP25"/>
              <text:p text:style-name="MP26"><text:placeholder text:placeholder-type="text">&lt;o.client_order_ref or ''&gt;</text:placeholder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7"/>
            </table:table-cell>
            <table:table-cell table:style-name="Tabla2.A1" office:value-type="string">
              <text:p text:style-name="MP27">Cant</text:p>
            </table:table-cell>
            <table:table-cell table:style-name="Tabla2.A1" office:value-type="string">
              <text:p text:style-name="MP28">Descripción / Lote</text:p>
            </table:table-cell>
            <table:table-cell table:style-name="Tabla2.D1" office:value-type="string">
              <text:p text:style-name="MP29"><text:span text:style-name="MT28"><text:text-input text:description="&lt;if test=&quot;o.internal&quot;&gt;">?</text:text-input></text:span>Kg<text:span text:style-name="MT28"><text:text-input text:description="&lt;/if&gt;">/</text:text-input></text:span><text:span text:style-name="MT29"><text:text-input text:description="&lt;if test=&quot;not o.internal&quot;&gt;">!
?</text:text-input></text:span><text:span text:style-name="MT30">CAJAS</text:span><text:span text:style-name="MT31"><text:text-input text:description="&lt;/if&gt;">/</text:text-input></text:span></text:p>
            </table:table-cell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1"/>
            </table:table-cell>
            <table:table-cell table:style-name="Tabla6.A1" office:value-type="string">
              <text:p text:style-name="MP32"><text:span text:style-name="MT32">OBSERVACIONES</text:span>: <text:s text:c="2"/><text:span text:style-name="MT33">Bultos: </text:span><text:span text:style-name="MT34"><text:text-input text:description="&lt;o.number_of_packages&gt;">10</text:text-input></text:span><text:span text:style-name="MT35"><text:s/></text:span><text:span text:style-name="MT36"><text:text-input text:description="&lt;if test=&quot;o.origin&quot;&gt;"/></text:span><text:span text:style-name="MT35"><text:text-input text:description="&lt;/if&gt;"/></text:span><text:span text:style-name="MT37"><text:text-input text:description="&lt;if test=&quot;o.origin&quot;&gt;">!int?</text:text-input></text:span><text:span text:style-name="MT35"><text:s/></text:span><text:span text:style-name="MT38">Doc. Origen</text:span><text:span text:style-name="MT39">: </text:span><text:span text:style-name="MT38"><text:text-input text:description="&lt;o.origin&gt;">R1231231 – R1231321</text:text-input></text:span><text:span text:style-name="MT38"><text:s/></text:span><text:span text:style-name="MT40"><text:text-input text:description="&lt;/if&gt;">/if</text:text-input></text:span></text:p>
              <text:p text:style-name="MP33"><text:placeholder text:placeholder-type="text">&lt;o.observations&gt;</text:placeholder></text:p>
              <text:p text:style-name="MP34"/>
              <text:p text:style-name="MP34"/>
              <text:p text:style-name="MP34"/>
              <text:p text:style-name="MP34"/>
              <text:p text:style-name="MP35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09-19T23:05:36.801455236</dc:date>
    <meta:editing-duration>P3DT15H34M24S</meta:editing-duration>
    <meta:editing-cycles>541</meta:editing-cycles>
    <meta:generator>LibreOffice/6.4.5.2$Linux_X86_64 LibreOffice_project/40$Build-2</meta:generator>
    <meta:document-statistic meta:table-count="5" meta:image-count="0" meta:object-count="0" meta:page-count="1" meta:paragraph-count="29" meta:word-count="213" meta:character-count="1114" meta:non-whitespace-character-count="1067"/>
  </office:meta>
</office:document-meta>
</file>